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adauk" svg:font-family="Padauk" style:font-pitch="variable"/>
    <style:font-face style:name="ShanniNational" svg:font-family="ShanniNational" style:font-pitch="variable"/>
  </office:font-face-decls>
  <office:automatic-styles>
    <style:style style:name="P1" style:family="paragraph" style:parent-style-name="Standard">
      <style:text-properties officeooo:rsid="00006f21" officeooo:paragraph-rsid="00006f21" style:language-complex="my" style:country-complex="MM"/>
    </style:style>
    <style:style style:name="T1" style:family="text">
      <style:text-properties fo:language="en" fo:country="US"/>
    </style:style>
    <style:style style:name="T2" style:family="text">
      <style:text-properties style:font-name="ShanniNational" style:font-name-complex="ShanniNational"/>
    </style:style>
    <style:style style:name="T3" style:family="text">
      <style:text-properties style:font-name="ShanniNational" fo:language="en" fo:country="US" style:font-name-complex="ShanniNational"/>
    </style:style>
    <style:style style:name="T4" style:family="text">
      <style:text-properties style:font-name="ShanniNational" fo:language="en" fo:country="US" style:font-name-complex="ShanniNational"/>
    </style:style>
    <style:style style:name="T5" style:family="text">
      <style:text-properties style:font-name="Padauk" fo:language="en" fo:country="US" style:font-name-complex="ShanniNation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Emoji နှင့်ပတ်သတ်၍ ရှင်းလင်းခြင်း</text:span><text:line-break/><text:line-break/><text:span text:style-name="T2">ကျား ဓါး ဗျိူင်း စည် (</text:span><text:span text:style-name="T3"> ÁÄÂÀ </text:span><text:span text:style-name="T2">) အီမိုဂျီတို့ ကို လတ်တင်ဘာသာများဖြစ်သော (</text:span><text:span text:style-name="T3"> </text:span><text:span text:style-name="T5">ÁÄÂÀ</text:span><text:span text:style-name="T3"> </text:span><text:span text:style-name="T2">) </text:span><text:span text:style-name="T3">များနေရာ</text:span><text:span text:style-name="T3">တွင် ထည့်သွင်းအသုံးပြုထားသောကြောင့် သျှမ်းနီအမျိုးသားဖောင့် မရှိသော ကွန်ပျူတာ (သို့) ဖုန်း များတွင် အီမိုဂျီများအစား လက်တင်ဘာသာများဖြစ်သော ( </text:span><text:span text:style-name="T5">ÁÄÂÀ</text:span><text:span text:style-name="T3"> </text:span><text:span text:style-name="T3">) များသာပေါ်လာမည်ဖြစ်ပါသည်။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adauk" svg:font-family="Padauk" style:font-pitch="variable"/>
    <style:font-face style:name="ShanniNational" svg:font-family="ShanniNationa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8T15:45:14.489000000</meta:creation-date>
    <dc:date>2022-12-28T15:53:09.691000000</dc:date>
    <meta:editing-duration>PT7M55S</meta:editing-duration>
    <meta:editing-cycles>1</meta:editing-cycles>
    <meta:document-statistic meta:table-count="0" meta:image-count="0" meta:object-count="0" meta:page-count="1" meta:paragraph-count="1" meta:word-count="30" meta:character-count="201" meta:non-whitespace-character-count="171"/>
    <meta:generator>LibreOffice/7.3.3.2$Windows_X86_64 LibreOffice_project/d1d0ea68f081ee2800a922cac8f79445e4603348</meta:generator>
  </office:meta>
</office:document-meta>
</file>